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28000004B97D555EE40F77BECA.png" manifest:media-type="image/png"/>
  <manifest:file-entry manifest:full-path="Pictures/100002010000071E000005629BF1E552D1483E7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-color="#e2e0f6" draw:textarea-horizontal-align="justify" draw:textarea-vertical-align="middle" draw:auto-grow-height="false" fo:min-height="0.349cm" fo:min-width="1.748cm"/>
    </style:style>
    <style:style style:name="gr2" style:family="graphic" style:parent-style-name="standard">
      <style:graphic-properties draw:stroke="none" svg:stroke-color="#3465a4" draw:fill-color="#f4f3f9" draw:textarea-vertical-align="middle"/>
    </style:style>
    <style:style style:name="gr3" style:family="graphic" style:parent-style-name="standard">
      <style:graphic-properties draw:stroke="none" draw:fill-color="#e2e0f6" draw:textarea-horizontal-align="justify" draw:textarea-vertical-align="middle" draw:auto-grow-height="false" fo:min-height="1.183cm" fo:min-width="3.977cm"/>
    </style:style>
    <style:style style:name="gr4" style:family="graphic" style:parent-style-name="standard">
      <style:graphic-properties draw:stroke="none" draw:fill-color="#e2e0f6" draw:textarea-horizontal-align="justify" draw:textarea-vertical-align="middle" draw:auto-grow-height="false" fo:min-height="0.29cm" fo:min-width="1.36cm"/>
    </style:style>
    <style:style style:name="gr5" style:family="graphic" style:parent-style-name="standard">
      <style:graphic-properties draw:stroke="none" draw:fill-color="#bccced" draw:textarea-horizontal-align="justify" draw:textarea-vertical-align="middle" draw:auto-grow-height="false" fo:min-height="0.34cm" fo:min-width="29.2cm"/>
    </style:style>
    <style:style style:name="gr6" style:family="graphic" style:parent-style-name="standard">
      <style:graphic-properties draw:stroke="none" draw:fill-color="#bccced" draw:textarea-horizontal-align="justify" draw:textarea-vertical-align="middle" draw:auto-grow-height="false" fo:min-height="1.752cm" fo:min-width="5.997cm"/>
    </style:style>
    <style:style style:name="gr7" style:family="graphic" style:parent-style-name="standard">
      <style:graphic-properties draw:fill-color="#2d3e72" draw:textarea-horizontal-align="justify" draw:textarea-vertical-align="middle" draw:auto-grow-height="false" fo:min-height="0.501cm" fo:min-width="29.2cm"/>
    </style:style>
    <style:style style:name="gr8" style:family="graphic" style:parent-style-name="standard">
      <style:graphic-properties draw:stroke="none" svg:stroke-width="0.212cm" draw:marker-start-width="0.516cm" draw:marker-end-width="0.516cm" draw:fill-color="#2d3e72" draw:textarea-horizontal-align="justify" draw:textarea-vertical-align="middle" draw:auto-grow-height="false" fo:min-height="1.991cm" fo:min-width="28.992cm" fo:padding-top="0.229cm" fo:padding-bottom="0.229cm" fo:padding-left="0.354cm" fo:padding-right="0.354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-color="#e2e0f6"/>
      <style:paragraph-properties fo:text-align="center"/>
    </style:style>
    <style:style style:name="P2" style:family="paragraph">
      <loext:graphic-properties draw:fill-color="#f4f3f9"/>
      <style:paragraph-properties fo:text-align="center"/>
    </style:style>
    <style:style style:name="P3" style:family="paragraph">
      <loext:graphic-properties draw:fill-color="#bccced"/>
      <style:paragraph-properties fo:text-align="center"/>
    </style:style>
    <style:style style:name="P4" style:family="paragraph">
      <loext:graphic-properties draw:fill-color="#2d3e72"/>
      <style:paragraph-properties fo:text-align="center"/>
    </style:style>
    <style:style style:name="P5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178cm" svg:height="0.845cm" svg:x="27.251cm" svg:y="16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5.296cm" svg:height="1.021cm" svg:x="-1.122cm" svg:y="16.587cm" svg:viewBox="0 0 5297 1022" svg:d="M0 793c247-28 511 3 738-134 216-132 442-246 670-363 178-91 350-192 536-254 248-83 520-30 765 53 193 66 402 91 577 215 162 114 284 261 416 402 137 147 337 178 523 201 160 20 279 153 456 94 148-49 261-176 429-161l161-40 26-27z">
          <text:p/>
        </draw:path>
        <draw:path draw:style-name="gr2" draw:text-style-name="P2" draw:layer="layout" svg:width="6.021cm" svg:height="1.316cm" svg:x="1.064cm" svg:y="16.056cm" svg:viewBox="0 0 6022 1317" svg:d="M0 1217c402-208 822-375 1234-564 481-219 867-641 1448-630 331 7 683-84 993 54 255 114 519 170 778 268 248 95 524 170 710 376 133 147 221 324 376 455 131 112 304 160 469 135l14-67z">
          <text:p/>
        </draw:path>
        <draw:path draw:style-name="gr2" draw:text-style-name="P2" draw:layer="layout" svg:width="6.021cm" svg:height="1.316cm" svg:x="9.707cm" svg:y="16.114cm" svg:viewBox="0 0 6022 1317" svg:d="M0 1217c402-208 822-375 1234-564 481-219 867-641 1448-630 331 7 683-84 993 54 255 114 519 170 778 268 248 95 524 170 710 376 133 147 221 324 376 455 131 112 304 160 469 135l14-67z">
          <text:p/>
        </draw:path>
        <draw:path draw:style-name="gr2" draw:text-style-name="P2" draw:layer="layout" svg:width="5.296cm" svg:height="1.021cm" svg:x="13.917cm" svg:y="16.498cm" svg:viewBox="0 0 5297 1022" svg:d="M0 793c247-28 511 3 738-134 216-132 442-246 670-363 178-91 350-192 536-254 248-83 520-30 765 53 193 66 402 91 577 215 162 114 284 261 416 402 137 147 337 178 523 201 160 20 279 153 456 94 148-49 261-176 429-161l161-40 26-27z">
          <text:p/>
        </draw:path>
        <draw:custom-shape draw:style-name="gr1" draw:text-style-name="P1" draw:layer="layout" svg:width="3.178cm" svg:height="0.845cm" svg:x="19.35cm" svg:y="16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331cm" svg:height="2.025cm" svg:x="6.834cm" svg:y="16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628cm" svg:height="0.764cm" svg:x="13.087cm" svg:y="17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9.7cm" svg:height="0.59cm" svg:x="0cm" svg:y="17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8cm" svg:height="0.845cm" svg:x="20.751cm" svg:y="16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9.187cm" svg:height="2.83cm" svg:x="15.527cm" svg:y="16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9.187cm" svg:height="2.83cm" svg:x="20.528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9.7cm" svg:height="0.751cm" svg:x="0cm" svg:y="17.8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29.7cm" svg:height="2.449cm" svg:x="0cm" svg:y="18.551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794cm" svg:height="1.357cm" svg:x="10.156cm" svg:y="16.973cm">
          <draw:image xlink:href="Pictures/100002010000071E000005629BF1E552D1483E77.png" xlink:type="simple" xlink:show="embed" xlink:actuate="onLoad" draw:mime-type="image/png">
            <text:p/>
          </draw:image>
        </draw:frame>
        <draw:frame draw:style-name="gr10" draw:text-style-name="P5" draw:layer="layout" svg:width="2.104cm" svg:height="1.614cm" svg:x="13.749cm" svg:y="16.699cm">
          <draw:image xlink:href="Pictures/1000020100000628000004B97D555EE40F77BECA.png" xlink:type="simple" xlink:show="embed" xlink:actuate="onLoad" draw:mime-type="image/png">
            <text:p/>
          </draw:image>
        </draw:frame>
        <draw:frame draw:style-name="gr9" draw:text-style-name="P5" draw:layer="layout" svg:width="0.475cm" svg:height="0.365cm" svg:x="20.379cm" svg:y="16.491cm">
          <draw:image xlink:href="Pictures/1000020100000628000004B97D555EE40F77BECA.png" xlink:type="simple" xlink:show="embed" xlink:actuate="onLoad" draw:mime-type="image/png">
            <text:p/>
          </draw:image>
        </draw:frame>
        <draw:frame draw:style-name="gr9" draw:text-style-name="P5" draw:layer="layout" svg:width="0.475cm" svg:height="0.365cm" svg:x="21.313cm" svg:y="16.634cm">
          <draw:image xlink:href="Pictures/1000020100000628000004B97D555EE40F77BECA.png" xlink:type="simple" xlink:show="embed" xlink:actuate="onLoad" draw:mime-type="image/png">
            <text:p/>
          </draw:image>
        </draw:frame>
        <draw:frame draw:style-name="gr10" draw:text-style-name="P5" draw:layer="layout" svg:width="0.474cm" svg:height="0.365cm" svg:x="22.227cm" svg:y="16.594cm">
          <draw:image xlink:href="Pictures/1000020100000628000004B97D555EE40F77BECA.png" xlink:type="simple" xlink:show="embed" xlink:actuate="onLoad" draw:mime-type="image/png">
            <text:p/>
          </draw:image>
        </draw:frame>
        <draw:frame draw:style-name="gr9" draw:text-style-name="P5" draw:layer="layout" svg:width="2.104cm" svg:height="1.614cm" svg:x="3.24cm" svg:y="16.729cm">
          <draw:image xlink:href="Pictures/1000020100000628000004B97D555EE40F77BECA.png" xlink:type="simple" xlink:show="embed" xlink:actuate="onLoad" draw:mime-type="image/png">
            <text:p/>
          </draw:image>
        </draw:frame>
        <draw:frame draw:style-name="gr10" draw:text-style-name="P5" draw:layer="layout" svg:width="1.794cm" svg:height="1.357cm" svg:x="5.479cm" svg:y="16.796cm">
          <draw:image xlink:href="Pictures/100002010000071E000005629BF1E552D1483E77.png" xlink:type="simple" xlink:show="embed" xlink:actuate="onLoad" draw:mime-type="image/png">
            <text:p/>
          </draw:image>
        </draw:frame>
        <draw:frame draw:style-name="gr9" draw:text-style-name="P5" draw:layer="layout" svg:width="0.521cm" svg:height="0.395cm" svg:x="19.686cm" svg:y="16.619cm">
          <draw:image xlink:href="Pictures/100002010000071E000005629BF1E552D1483E77.png" xlink:type="simple" xlink:show="embed" xlink:actuate="onLoad" draw:mime-type="image/png">
            <text:p/>
          </draw:image>
        </draw:frame>
        <draw:frame draw:style-name="gr10" draw:text-style-name="P5" draw:layer="layout" svg:width="0.521cm" svg:height="0.395cm" svg:x="22.873cm" svg:y="16.68cm">
          <draw:image xlink:href="Pictures/100002010000071E000005629BF1E552D1483E7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5-30T15:33:48.838366608</meta:creation-date>
    <dc:date>2021-06-19T13:53:34.481756341</dc:date>
    <meta:editing-duration>PT50M14S</meta:editing-duration>
    <meta:editing-cycles>10</meta:editing-cycles>
    <meta:generator>LibreOffice/7.1.4.2$MacOSX_X86_64 LibreOffice_project/a529a4fab45b75fefc5b6226684193eb000654f6</meta:generator>
    <meta:document-statistic meta:object-count="23"/>
  </office:meta>
</office:document-meta>
</file>